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Impact" svg:font-family="Impact" style:font-family-generic="swiss" style:font-pitch="variable"/>
    <style:font-face style:name="Javanese Text" svg:font-family="'Javanese Text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5pt solid #000000"/>
    </style:style>
    <style:style style:name="P1" style:family="paragraph" style:parent-style-name="Heading_20_1">
      <style:text-properties officeooo:paragraph-rsid="0013836e"/>
    </style:style>
    <style:style style:name="P2" style:family="paragraph" style:parent-style-name="Heading_20_4">
      <style:text-properties style:font-name="Javanese Text" officeooo:rsid="0009f1a8" officeooo:paragraph-rsid="001e3e4d"/>
    </style:style>
    <style:style style:name="P3" style:family="paragraph" style:parent-style-name="Heading_20_4">
      <style:paragraph-properties fo:text-align="center" style:justify-single-word="false"/>
      <style:text-properties style:font-name="Comic Sans MS" fo:font-size="15pt" officeooo:paragraph-rsid="0013836e" style:font-size-asian="15pt" style:font-size-complex="15pt"/>
    </style:style>
    <style:style style:name="P4" style:family="paragraph" style:parent-style-name="Heading_20_4">
      <style:text-properties fo:font-size="13pt" officeooo:rsid="0009f1a8" officeooo:paragraph-rsid="0013836e" style:font-size-asian="13pt" style:font-size-complex="13pt"/>
    </style:style>
    <style:style style:name="P5" style:family="paragraph" style:parent-style-name="Table_20_Contents">
      <style:paragraph-properties fo:text-align="center" style:justify-single-word="false"/>
      <style:text-properties style:font-name="Javanese Text" fo:font-size="21pt" style:text-underline-style="none" fo:font-weight="bold" officeooo:rsid="0013836e" officeooo:paragraph-rsid="0013836e" style:font-name-asian="Microsoft YaHei" style:font-size-asian="21pt" style:font-weight-asian="bold" style:font-name-complex="Arial1" style:font-size-complex="21pt" style:font-weight-complex="bold"/>
    </style:style>
    <style:style style:name="P6" style:family="paragraph" style:parent-style-name="Text_20_body">
      <style:text-properties style:font-name="Javanese Text" officeooo:rsid="000eebaa" officeooo:paragraph-rsid="0013836e"/>
    </style:style>
    <style:style style:name="P7" style:family="paragraph" style:parent-style-name="Text_20_body">
      <style:text-properties style:font-name="Javanese Text" officeooo:rsid="0009f1a8" officeooo:paragraph-rsid="0013836e"/>
    </style:style>
    <style:style style:name="P8" style:family="paragraph" style:parent-style-name="Text_20_body" style:list-style-name="L2">
      <style:paragraph-properties fo:margin-top="0cm" fo:margin-bottom="0cm" style:contextual-spacing="false"/>
      <style:text-properties style:font-name="Javanese Text" officeooo:paragraph-rsid="001c9625"/>
    </style:style>
    <style:style style:name="P9" style:family="paragraph" style:parent-style-name="Text_20_body">
      <style:text-properties style:font-name="Javanese Text" fo:font-style="italic" officeooo:paragraph-rsid="0013836e" style:font-style-asian="italic" style:font-style-complex="italic"/>
    </style:style>
    <style:style style:name="P10" style:family="paragraph" style:parent-style-name="Text_20_body" style:list-style-name="L1">
      <style:text-properties style:font-name="Javanese Text" fo:font-style="italic" officeooo:paragraph-rsid="00168f37" style:font-style-asian="italic" style:font-style-complex="italic"/>
    </style:style>
    <style:style style:name="P11" style:family="paragraph" style:parent-style-name="Text_20_body" style:list-style-name="L1">
      <style:text-properties style:font-name="Javanese Text" fo:font-style="italic" officeooo:paragraph-rsid="0037324a" style:font-style-asian="italic" style:font-style-complex="italic"/>
    </style:style>
    <style:style style:name="P12" style:family="paragraph" style:parent-style-name="Text_20_body">
      <style:text-properties style:font-name="Javanese Text" fo:font-style="italic" officeooo:paragraph-rsid="00168f37" style:font-style-asian="italic" style:font-style-complex="italic"/>
    </style:style>
    <style:style style:name="P13" style:family="paragraph" style:parent-style-name="Text_20_body">
      <style:text-properties style:font-name="Javanese Text" fo:font-style="italic" officeooo:paragraph-rsid="001fcd16" style:font-style-asian="italic" style:font-style-complex="italic"/>
    </style:style>
    <style:style style:name="P14" style:family="paragraph" style:parent-style-name="Text_20_body">
      <style:text-properties style:font-name="Javanese Text" fo:font-style="italic" officeooo:paragraph-rsid="0037324a" style:font-style-asian="italic" style:font-style-complex="italic"/>
    </style:style>
    <style:style style:name="P15" style:family="paragraph" style:parent-style-name="Text_20_body">
      <style:paragraph-properties fo:text-align="center" style:justify-single-word="false"/>
      <style:text-properties style:font-name="Javanese Text" fo:font-style="italic" officeooo:paragraph-rsid="0037324a" style:font-style-asian="italic" style:font-style-complex="italic"/>
    </style:style>
    <style:style style:name="P16" style:family="paragraph" style:parent-style-name="Text_20_body">
      <style:text-properties style:font-name="Javanese Text" officeooo:paragraph-rsid="0013836e"/>
    </style:style>
    <style:style style:name="P17" style:family="paragraph" style:parent-style-name="Text_20_body">
      <style:text-properties officeooo:rsid="0009f1a8" officeooo:paragraph-rsid="0013836e"/>
    </style:style>
    <style:style style:name="P18" style:family="paragraph" style:parent-style-name="Text_20_body">
      <style:text-properties officeooo:rsid="0009f1a8" officeooo:paragraph-rsid="001a262f"/>
    </style:style>
    <style:style style:name="P19" style:family="paragraph" style:parent-style-name="Text_20_body">
      <style:text-properties officeooo:rsid="0009f1a8" officeooo:paragraph-rsid="001bb5f4"/>
    </style:style>
    <style:style style:name="P20" style:family="paragraph" style:parent-style-name="Text_20_body" style:list-style-name="L3">
      <style:text-properties officeooo:paragraph-rsid="002121c6"/>
    </style:style>
    <style:style style:name="P21" style:family="paragraph" style:parent-style-name="Text_20_body" style:list-style-name="L3">
      <style:text-properties officeooo:paragraph-rsid="0025d090"/>
    </style:style>
    <style:style style:name="P22" style:family="paragraph" style:parent-style-name="Text_20_body" style:list-style-name="L3">
      <style:text-properties officeooo:paragraph-rsid="003533e2"/>
    </style:style>
    <style:style style:name="P23" style:family="paragraph" style:parent-style-name="Text_20_body" style:list-style-name="L3">
      <style:text-properties officeooo:paragraph-rsid="00359b92"/>
    </style:style>
    <style:style style:name="P24" style:family="paragraph" style:parent-style-name="Text_20_body">
      <style:text-properties officeooo:paragraph-rsid="0013836e"/>
    </style:style>
    <style:style style:name="P25" style:family="paragraph" style:parent-style-name="Text_20_body">
      <style:text-properties officeooo:paragraph-rsid="00168f37"/>
    </style:style>
    <style:style style:name="P26" style:family="paragraph" style:parent-style-name="Text_20_body">
      <style:text-properties officeooo:paragraph-rsid="001c9625"/>
    </style:style>
    <style:style style:name="P27" style:family="paragraph" style:parent-style-name="Text_20_body" style:list-style-name="L2">
      <style:text-properties officeooo:paragraph-rsid="001c9625"/>
    </style:style>
    <style:style style:name="P28" style:family="paragraph" style:parent-style-name="Text_20_body">
      <style:paragraph-properties fo:margin-top="0cm" fo:margin-bottom="0cm" style:contextual-spacing="false"/>
      <style:text-properties officeooo:paragraph-rsid="002121c6"/>
    </style:style>
    <style:style style:name="P29" style:family="paragraph" style:parent-style-name="Text_20_body" style:list-style-name="L18">
      <style:paragraph-properties fo:margin-top="0cm" fo:margin-bottom="0cm" style:contextual-spacing="false"/>
      <style:text-properties officeooo:rsid="002121c6" officeooo:paragraph-rsid="002121c6"/>
    </style:style>
    <style:style style:name="P30" style:family="paragraph" style:parent-style-name="Text_20_body" style:list-style-name="L19">
      <style:text-properties officeooo:paragraph-rsid="002bf9c0"/>
    </style:style>
    <style:style style:name="P31" style:family="paragraph" style:parent-style-name="Text_20_body" style:list-style-name="L19">
      <style:text-properties officeooo:paragraph-rsid="002c9e8b"/>
    </style:style>
    <style:style style:name="P32" style:family="paragraph" style:parent-style-name="Text_20_body" style:list-style-name="L19">
      <style:text-properties officeooo:paragraph-rsid="00321cc1"/>
    </style:style>
    <style:style style:name="P33" style:family="paragraph" style:parent-style-name="Text_20_body" style:list-style-name="L19">
      <style:text-properties officeooo:paragraph-rsid="003533e2"/>
    </style:style>
    <style:style style:name="P34" style:family="paragraph" style:parent-style-name="Text_20_body" style:list-style-name="L18">
      <style:paragraph-properties fo:margin-top="0cm" fo:margin-bottom="0cm" style:contextual-spacing="false"/>
      <style:text-properties officeooo:rsid="002d73ee" officeooo:paragraph-rsid="002d73ee"/>
    </style:style>
    <style:style style:name="P35" style:family="paragraph" style:parent-style-name="Text_20_body">
      <style:text-properties officeooo:paragraph-rsid="00321cc1"/>
    </style:style>
    <style:style style:name="P36" style:family="paragraph">
      <style:paragraph-properties fo:text-align="center"/>
    </style:style>
    <style:style style:name="P37" style:family="paragraph">
      <loext:graphic-properties draw:fill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68f37"/>
    </style:style>
    <style:style style:name="T3" style:family="text">
      <style:text-properties style:text-underline-style="solid" style:text-underline-width="auto" style:text-underline-color="font-color" officeooo:rsid="001a262f"/>
    </style:style>
    <style:style style:name="T4" style:family="text">
      <style:text-properties style:text-underline-style="solid" style:text-underline-width="auto" style:text-underline-color="font-color" officeooo:rsid="001e3e4d"/>
    </style:style>
    <style:style style:name="T5" style:family="text">
      <style:text-properties style:font-name="Javanese Text"/>
    </style:style>
    <style:style style:name="T6" style:family="text">
      <style:text-properties style:font-name="Javanese Text" fo:font-style="italic" style:font-style-asian="italic" style:font-style-complex="italic"/>
    </style:style>
    <style:style style:name="T7" style:family="text">
      <style:text-properties style:font-name="Javanese Text" fo:font-size="11pt" style:text-underline-style="solid" style:text-underline-width="auto" style:text-underline-color="font-color" officeooo:rsid="00168f37" style:font-size-asian="11pt" style:font-size-complex="11pt"/>
    </style:style>
    <style:style style:name="T8" style:family="text">
      <style:text-properties style:font-name="Javanese Text" fo:font-size="11pt" style:text-underline-style="none" officeooo:rsid="001a262f" style:font-size-asian="11pt" style:font-size-complex="11pt"/>
    </style:style>
    <style:style style:name="T9" style:family="text">
      <style:text-properties style:font-name="Javanese Text" fo:font-size="11pt" style:text-underline-style="none" officeooo:rsid="001bb5f4" style:font-size-asian="11pt" style:font-size-complex="11pt"/>
    </style:style>
    <style:style style:name="T10" style:family="text">
      <style:text-properties style:font-name="Javanese Text" officeooo:rsid="001cd9a6"/>
    </style:style>
    <style:style style:name="T11" style:family="text">
      <style:text-properties style:font-name="Javanese Text" fo:font-weight="normal" officeooo:rsid="001cd9a6" style:font-weight-asian="normal" style:font-weight-complex="normal"/>
    </style:style>
    <style:style style:name="T12" style:family="text">
      <style:text-properties style:font-name="Javanese Text" fo:font-weight="normal" officeooo:rsid="00270e52" style:font-weight-asian="normal" style:font-weight-complex="normal"/>
    </style:style>
    <style:style style:name="T13" style:family="text">
      <style:text-properties style:font-name="Javanese Text" fo:font-weight="normal" officeooo:rsid="0028ec0b" style:font-weight-asian="normal" style:font-weight-complex="normal"/>
    </style:style>
    <style:style style:name="T14" style:family="text">
      <style:text-properties style:font-name="Javanese Text" fo:font-weight="normal" officeooo:rsid="002c9e8b" style:font-weight-asian="normal" style:font-weight-complex="normal"/>
    </style:style>
    <style:style style:name="T15" style:family="text">
      <style:text-properties style:font-name="Javanese Text" fo:font-weight="normal" officeooo:rsid="002d73ee" style:font-weight-asian="normal" style:font-weight-complex="normal"/>
    </style:style>
    <style:style style:name="T16" style:family="text">
      <style:text-properties style:font-name="Javanese Text" fo:font-weight="normal" officeooo:rsid="00321cc1" style:font-weight-asian="normal" style:font-weight-complex="normal"/>
    </style:style>
    <style:style style:name="T17" style:family="text">
      <style:text-properties style:font-name="Javanese Text" fo:font-weight="normal" officeooo:rsid="003533e2" style:font-weight-asian="normal" style:font-weight-complex="normal"/>
    </style:style>
    <style:style style:name="T18" style:family="text">
      <style:text-properties style:font-name="Javanese Text" fo:font-weight="normal" officeooo:rsid="00359b92" style:font-weight-asian="normal" style:font-weight-complex="normal"/>
    </style:style>
    <style:style style:name="T19" style:family="text">
      <style:text-properties style:font-name="Javanese Text" officeooo:rsid="003533e2"/>
    </style:style>
    <style:style style:name="T20" style:family="text">
      <style:text-properties officeooo:rsid="0009f1a8"/>
    </style:style>
    <style:style style:name="T21" style:family="text">
      <style:text-properties style:font-name="Javanese Text" officeooo:rsid="00168f37"/>
    </style:style>
    <style:style style:name="T22" style:family="text">
      <style:text-properties style:font-name="Javanese Text" officeooo:rsid="0037324a"/>
    </style:style>
    <style:style style:name="T23" style:family="text">
      <style:text-properties officeooo:rsid="001cd9a6"/>
    </style:style>
    <style:style style:name="T24" style:family="text">
      <style:text-properties fo:font-size="7pt" style:font-size-asian="7pt" style:font-size-complex="7pt"/>
    </style:style>
    <style:style style:name="T25" style:family="text">
      <style:text-properties fo:font-weight="normal" officeooo:rsid="0025d090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6cm" svg:stroke-color="#7b3d00" draw:marker-start-width="0.439cm" draw:marker-end-width="0.439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dash" draw:stroke-dash="Double_20_Dash_20_Dot_20_Dot_20__28_Rounded_29_" svg:stroke-width="0.03cm" svg:stroke-color="#813709" draw:marker-start-width="0.39cm" draw:marker-end-width="0.39cm" svg:stroke-linecap="round" draw:fill="none" loext:fill-use-slide-background="false" draw:textarea-horizontal-align="justify" draw:textarea-vertical-align="middle" draw:auto-grow-height="false" fo:min-height="5.48cm" fo:min-width="17.817cm" fo:padding-top="0.014cm" fo:padding-bottom="0.014cm" fo:padding-left="0.014cm" fo:padding-right="0.0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101cm" svg:stroke-color="#7b3d00" draw:marker-start-width="0.499cm" draw:marker-end-width="0.499cm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5">Projet Jeu de D<text:span text:style-name="T20">é</text:span></text:p>
          </table:table-cell>
        </table:table-row>
      </table:table>
      <text:h text:style-name="P1" text:outline-level="1" text:is-list-header="true"><draw:line text:anchor-type="paragraph" draw:z-index="0" draw:name="Ligne horizontale 1" draw:style-name="gr3" draw:text-style-name="P36" svg:x1="-0.046cm" svg:y1="0.612cm" svg:x2="17.178cm" svg:y2="0.612cm"><text:p/></draw:line></text:h>
      <text:p text:style-name="P24"><text:s text:c="6"/></text:p>
      <text:h text:style-name="P4" text:outline-level="4"><draw:custom-shape text:anchor-type="paragraph" draw:z-index="1" draw:name="Forme 1" draw:style-name="gr2" draw:text-style-name="P37" svg:width="18.442cm" svg:height="6.106cm" svg:x="-0.469cm" svg:y="-0.12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1. <text:span text:style-name="T3">Objectif </text:span><text:span text:style-name="T2">du Projet:</text:span></text:h>
      <text:p text:style-name="P18"><text:span text:style-name="T7"/></text:p>
      <text:p text:style-name="P19"><text:span text:style-name="T8">Réalisation d’un jeu ou l’utilisateur et l’ordinateur lance successivement un dé de 6. Le joueur ayant obtenu la valeur la plus grande obtient un point. </text:span><text:span text:style-name="T9">On passe ensuite a la manche suivante. Le joueur possédant le plus de point a la fin des 5 manches est déclar</text:span><text:span text:style-name="T8">é</text:span><text:span text:style-name="T9"> gagnant.</text:span></text:p>
      <text:p text:style-name="P18"><text:span text:style-name="T1"/></text:p>
      <text:p text:style-name="P26"><text:tab/><text:span text:style-name="Strong_20_Emphasis"><text:span text:style-name="T5">Contraintes :</text:span></text:span></text:p>
      <text:list text:style-name="L2">
        <text:list-item>
          <text:p text:style-name="P8">Le programme doit <text:span text:style-name="T23">pouvoir générer des nombres «aléatoires»</text:span></text:p>
        </text:list-item>
        <text:list-item>
          <text:p text:style-name="P27"><text:span text:style-name="T5">Le programme doit être réutilisable et facilement compréhensible.</text:span></text:p>
        </text:list-item>
      </text:list>
      <text:p text:style-name="P17"/>
      <text:p text:style-name="P7"><draw:line text:anchor-type="paragraph" draw:z-index="3" draw:name="Ligne horizontale 3" draw:style-name="gr1" draw:text-style-name="P36" svg:x1="0.139cm" svg:y1="0.467cm" svg:x2="17.363cm" svg:y2="0.467cm"><text:p text:style-name="P36"/><text:p text:style-name="P36"/><text:p text:style-name="P36"/><text:p text:style-name="P36"/><text:p text:style-name="P36"/><text:p text:style-name="P36"/><text:p text:style-name="P36"/><text:p text:style-name="P36"/></draw:line></text:p>
      <text:h text:style-name="P2" text:outline-level="4"><text:span text:style-name="T4">2</text:span><text:span text:style-name="T1">. Logique et Fonctionnement du Programme</text:span></text:h>
      <text:list xml:id="list1709166140" text:style-name="L3">
        <text:list-item>
          <text:p text:style-name="P20"><text:span text:style-name="Strong_20_Emphasis"><text:span text:style-name="T5">Initialisation :</text:span></text:span></text:p>
        </text:list-item>
      </text:list>
      <text:p text:style-name="P28"><text:span text:style-name="T5">Le programme commence par l'initialisation des variables nécessaires : </text:span></text:p>
      <text:list text:style-name="L18">
        <text:list-item>
          <text:p text:style-name="P29"><text:span text:style-name="T5">round: Qui est un compteur des manches du jeu</text:span></text:p>
        </text:list-item>
        <text:list-item>
          <text:p text:style-name="P29"><text:span text:style-name="T5">number1 = la valeur afficher par le d</text:span><text:span text:style-name="T10">é </text:span><text:span text:style-name="T5">lanc</text:span><text:span text:style-name="T10">é </text:span><text:span text:style-name="T5">par l’utilisateur</text:span></text:p>
        </text:list-item>
        <text:list-item>
          <text:p text:style-name="P29"><text:span text:style-name="T5">number2 = la valeur afficher par le d</text:span><text:span text:style-name="T10">é </text:span><text:span text:style-name="T5">lanc</text:span><text:span text:style-name="T10">é </text:span><text:span text:style-name="T5">par l’ordinateur</text:span></text:p>
        </text:list-item>
        <text:list-item>
          <text:p text:style-name="P34"><text:span text:style-name="T5">scoreP1 = nombre de point du premier joueur</text:span></text:p>
        </text:list-item>
        <text:list-item>
          <text:p text:style-name="P34"><text:span text:style-name="T5">scoreP2 = nombre de point du second joueur</text:span></text:p>
        </text:list-item>
      </text:list>
      <text:p text:style-name="P28"><text:soft-page-break/><text:span text:style-name="T5"/></text:p>
      <text:list xml:id="list210449377040336" text:continue-list="list1709166140" text:style-name="L3">
        <text:list-item>
          <text:p text:style-name="P21"><text:span text:style-name="Strong_20_Emphasis">Boucle Principale :</text:span></text:p>
          <text:p text:style-name="P21"><text:span text:style-name="Strong_20_Emphasis"/></text:p>
        </text:list-item>
      </text:list>
      <text:list text:style-name="L19">
        <text:list-item>
          <text:p text:style-name="P30"><text:span text:style-name="Strong_20_Emphasis"><text:span text:style-name="T25">Le programme est compos</text:span></text:span><text:span text:style-name="Strong_20_Emphasis"><text:span text:style-name="T11">é </text:span></text:span><text:span text:style-name="Strong_20_Emphasis"><text:span text:style-name="T12">d’une boucle principale </text:span></text:span><text:span text:style-name="Strong_20_Emphasis"><text:span text:style-name="T13">permettant de r</text:span></text:span><text:span text:style-name="Strong_20_Emphasis"><text:span text:style-name="T11">é</text:span></text:span><text:span text:style-name="Strong_20_Emphasis"><text:span text:style-name="T13">it</text:span></text:span><text:span text:style-name="Strong_20_Emphasis"><text:span text:style-name="T11">é</text:span></text:span><text:span text:style-name="Strong_20_Emphasis"><text:span text:style-name="T13">r</text:span></text:span><text:span text:style-name="Strong_20_Emphasis"><text:span text:style-name="T11">é </text:span></text:span><text:span text:style-name="Strong_20_Emphasis"><text:span text:style-name="T13">le jeu tant que les 5 manches n’ont pas </text:span></text:span><text:span text:style-name="Strong_20_Emphasis"><text:span text:style-name="T11">é</text:span></text:span><text:span text:style-name="Strong_20_Emphasis"><text:span text:style-name="T13">t</text:span></text:span><text:span text:style-name="Strong_20_Emphasis"><text:span text:style-name="T11">é </text:span></text:span><text:span text:style-name="Strong_20_Emphasis"><text:span text:style-name="T13">réalisé.</text:span></text:span></text:p>
        </text:list-item>
        <text:list-item>
          <text:p text:style-name="P30"><text:span text:style-name="Strong_20_Emphasis"><text:span text:style-name="T11">À chaque itération de la boucle :</text:span></text:span></text:p>
          <text:list>
            <text:list-item>
              <text:p text:style-name="P31"><text:span text:style-name="Strong_20_Emphasis"><text:span text:style-name="T14">Les deux d</text:span></text:span><text:span text:style-name="Strong_20_Emphasis"><text:span text:style-name="T11">é</text:span></text:span><text:span text:style-name="Strong_20_Emphasis"><text:span text:style-name="T14">s sont lanc</text:span></text:span><text:span text:style-name="Strong_20_Emphasis"><text:span text:style-name="T11">é</text:span></text:span><text:span text:style-name="Strong_20_Emphasis"><text:span text:style-name="T14">s, deux valeurs sont g</text:span></text:span><text:span text:style-name="Strong_20_Emphasis"><text:span text:style-name="T11">é</text:span></text:span><text:span text:style-name="Strong_20_Emphasis"><text:span text:style-name="T14">n</text:span></text:span><text:span text:style-name="Strong_20_Emphasis"><text:span text:style-name="T11">é</text:span></text:span><text:span text:style-name="Strong_20_Emphasis"><text:span text:style-name="T14">r</text:span></text:span><text:span text:style-name="Strong_20_Emphasis"><text:span text:style-name="T11">é</text:span></text:span><text:span text:style-name="Strong_20_Emphasis"><text:span text:style-name="T14">s.</text:span></text:span></text:p>
            </text:list-item>
            <text:list-item>
              <text:p text:style-name="P32"><text:span text:style-name="Strong_20_Emphasis"><text:span text:style-name="T14">On </text:span></text:span><text:span text:style-name="Strong_20_Emphasis"><text:span text:style-name="T15">octroie un point au joueur ayant </text:span></text:span><text:span text:style-name="Strong_20_Emphasis"><text:span text:style-name="T16">gagn</text:span></text:span><text:span text:style-name="Strong_20_Emphasis"><text:span text:style-name="T11">é </text:span></text:span><text:span text:style-name="Strong_20_Emphasis"><text:span text:style-name="T16">la manche</text:span></text:span></text:p>
            </text:list-item>
            <text:list-item>
              <text:p text:style-name="P33"><text:span text:style-name="Strong_20_Emphasis"><text:span text:style-name="T17">On vérifie si le nombre de rounds maximum sont atteint ou non</text:span></text:span></text:p>
            </text:list-item>
          </text:list>
        </text:list-item>
      </text:list>
      <text:list text:continue-list="list210449377040336" text:style-name="L3">
        <text:list-item>
          <text:p text:style-name="P22"><text:span text:style-name="Strong_20_Emphasis"><text:span text:style-name="T19">Traitement des résultats :</text:span></text:span></text:p>
          <text:list>
            <text:list-item>
              <text:p text:style-name="P22"><text:span text:style-name="Strong_20_Emphasis"><text:span text:style-name="T17">On compare les résultats </text:span></text:span></text:p>
            </text:list-item>
            <text:list-item>
              <text:p text:style-name="P23"><text:span text:style-name="Strong_20_Emphasis"><text:span text:style-name="T18">On affiche le gagnant </text:span></text:span></text:p>
            </text:list-item>
          </text:list>
        </text:list-item>
      </text:list>
      <text:p text:style-name="P35"><text:span text:style-name="Strong_20_Emphasis"><text:span text:style-name="T16"/></text:span></text:p>
      <text:p text:style-name="P7"><draw:line text:anchor-type="paragraph" draw:z-index="2" draw:name="Ligne horizontale 2" draw:style-name="gr1" draw:text-style-name="P36" svg:x1="0.113cm" svg:y1="0.388cm" svg:x2="17.337cm" svg:y2="0.388cm"><text:p text:style-name="P36"/><text:p text:style-name="P36"/><text:p text:style-name="P36"/><text:p text:style-name="P36"/><text:p text:style-name="P36"/><text:p text:style-name="P36"/><text:p text:style-name="P36"/><text:p text:style-name="P36"/></draw:line></text:p>
      <text:h text:style-name="P3" text:outline-level="4">Annexes : Concepts Appris</text:h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4"><text:span text:style-name="Strong_20_Emphasis">La génération de nombres aléatoires avec la classe </text:span><text:span text:style-name="Source_20_Text">Random</text:span></text:p>
            <text:p text:style-name="P14"><text:span text:style-name="Source_20_Text"><text:span text:style-name="T24"/></text:span></text:p>
            <text:list text:style-name="L1">
              <text:list-item>
                <text:p text:style-name="P11"><text:span text:style-name="Source_20_Text"><text:span text:style-name="T21">Création d’une instance:</text:span></text:span></text:p>
                <text:list>
                  <text:list-item>
                    <text:p text:style-name="P11"><text:span text:style-name="Source_20_Text"><text:span text:style-name="T21">Random rand = new Random(); </text:span></text:span></text:p>
                  </text:list-item>
                </text:list>
              </text:list-item>
              <text:list-item>
                <text:p text:style-name="P11"><text:span text:style-name="Source_20_Text"><text:span text:style-name="T22">G</text:span></text:span><text:span text:style-name="Source_20_Text"><text:span text:style-name="T21">é</text:span></text:span><text:span text:style-name="Source_20_Text"><text:span text:style-name="T22">n</text:span></text:span><text:span text:style-name="Source_20_Text"><text:span text:style-name="T21">é</text:span></text:span><text:span text:style-name="Source_20_Text"><text:span text:style-name="T22">ration d’un nombre al</text:span></text:span><text:span text:style-name="Source_20_Text"><text:span text:style-name="T21">é</text:span></text:span><text:span text:style-name="Source_20_Text"><text:span text:style-name="T22">atoire :</text:span></text:span></text:p>
                <text:list>
                  <text:list-item>
                    <text:p text:style-name="P11"><text:soft-page-break/><text:span text:style-name="Source_20_Text"><text:span text:style-name="T22">int nombre = rand.Next(valeur1, valeur 2) ;</text:span></text:span></text:p>
                  </text:list-item>
                </text:list>
              </text:list-item>
            </text:list>
            <text:p text:style-name="P15"><text:span text:style-name="Source_20_Text"><text:span text:style-name="T24"><text:s/></text:span></text:span><text:a xlink:type="simple" xlink:href="https://www.youtube.com/watch?v=1gSFd-YVFP8" text:style-name="Internet_20_link" text:visited-style-name="Visited_20_Internet_20_Link"><text:span text:style-name="Source_20_Text"><text:span text:style-name="T24">https://www.youtube.com/watch?v=1gSFd-YVFP8</text:span></text:span></text:a><text:span text:style-name="Source_20_Text"><text:span text:style-name="T24"> </text:span></text:span></text:p>
            <text:p text:style-name="P14"><text:span text:style-name="Strong_20_Emphasis"><text:span text:style-name="T6"/></text:span></text:p>
            <text:p text:style-name="P16"/>
          </table:table-cell>
        </table:table-row>
      </table:table>
      <text:p text:style-name="P6"/>
      <text:p text:style-name="P6"><draw:line text:anchor-type="paragraph" draw:z-index="4" draw:name="Ligne horizontale 5" draw:style-name="gr1" draw:text-style-name="P36" svg:x1="0.113cm" svg:y1="0.388cm" svg:x2="17.337cm" svg:y2="0.388cm"><text:p text:style-name="P36"/><text:p text:style-name="P36"/><text:p text:style-name="P36"/><text:p text:style-name="P36"/><text:p text:style-name="P36"/><text:p text:style-name="P36"/><text:p text:style-name="P36"/><text:p text:style-name="P36"/></draw:lin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Impact" svg:font-family="Impact" style:font-family-generic="swiss" style:font-pitch="variable"/>
    <style:font-face style:name="Javanese Text" svg:font-family="'Javanese Text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draw:stroke-dash draw:name="Double_20_Dash_20_Dot_20_Dot_20__28_Rounded_29_" draw:display-name="Double Dash Dot Dot (Rounded)" draw:style="round" draw:dots1="1" draw:dots1-length="701%" draw:dots2="2" draw:dots2-length="1%" draw:distance="399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3T19:39:08.471000000</meta:creation-date>
    <dc:date>2024-07-13T21:03:56.819000000</dc:date>
    <meta:editing-duration>PT1H24M35S</meta:editing-duration>
    <meta:editing-cycles>27</meta:editing-cycles>
    <meta:generator>LibreOffice/7.6.7.2$Windows_X86_64 LibreOffice_project/dd47e4b30cb7dab30588d6c79c651f218165e3c5</meta:generator>
    <meta:document-statistic meta:table-count="2" meta:image-count="0" meta:object-count="0" meta:page-count="3" meta:paragraph-count="31" meta:word-count="267" meta:character-count="1526" meta:non-whitespace-character-count="1297"/>
  </office:meta>
</office:document-meta>
</file>